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1f4" officeooo:paragraph-rsid="001071f4"/>
    </style:style>
    <style:style style:name="P2" style:family="paragraph" style:parent-style-name="Standard">
      <style:text-properties officeooo:rsid="00114952" officeooo:paragraph-rsid="00114952"/>
    </style:style>
    <style:style style:name="T1" style:family="text">
      <style:text-properties officeooo:rsid="00114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engkeng</text:p>
      <text:p text:style-name="P1">2. Krayon</text:p>
      <text:p text:style-name="P1">3. Palu</text:p>
      <text:p text:style-name="P1">4. Obor</text:p>
      <text:p text:style-name="P1">5. Aula</text:p>
      <text:p text:style-name="P1">6. Laga</text:p>
      <text:p text:style-name="P1">7. Pembekuan</text:p>
      <text:p text:style-name="P1">8. Depot</text:p>
      <text:p text:style-name="P1">9. Indikasi</text:p>
      <text:p text:style-name="P1">10. Gendang</text:p>
      <text:p text:style-name="P1">11. Risau</text:p>
      <text:p text:style-name="P1">12. Rona</text:p>
      <text:p text:style-name="P1">13. Daftar</text:p>
      <text:p text:style-name="P1">14. Ikat</text:p>
      <text:p text:style-name="P1">15. Afiliasi</text:p>
      <text:p text:style-name="P1">16. Awas</text:p>
      <text:p text:style-name="P1">17. Blacu</text:p>
      <text:p text:style-name="P1">18. Telegram</text:p>
      <text:p text:style-name="P1">19. Jam</text:p>
      <text:p text:style-name="P1">20. Komposisi</text:p>
      <text:p text:style-name="P1">21. Gembok</text:p>
      <text:p text:style-name="P1">22. Menghargai</text:p>
      <text:p text:style-name="P1">23. Mengadukan</text:p>
      <text:p text:style-name="P1">24. Arah</text:p>
      <text:p text:style-name="P1">25. Agen</text:p>
      <text:p text:style-name="P1">26. Pisau</text:p>
      <text:p text:style-name="P1">27. Akuisisi</text:p>
      <text:p text:style-name="P1">28. <text:span text:style-name="T1">Lugu</text:span></text:p>
      <text:p text:style-name="P2">29. Bakal</text:p>
      <text:p text:style-name="P2">30. Tek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0:42:31.236424737</meta:creation-date>
    <meta:generator>LibreOffice/6.0.5.2$Linux_X86_64 LibreOffice_project/00m0$Build-2</meta:generator>
    <dc:date>2018-08-26T20:54:42.903917873</dc:date>
    <meta:editing-duration>PT48S</meta:editing-duration>
    <meta:editing-cycles>1</meta:editing-cycles>
    <meta:document-statistic meta:table-count="0" meta:image-count="0" meta:object-count="0" meta:page-count="1" meta:paragraph-count="30" meta:word-count="60" meta:character-count="287" meta:non-whitespace-character-count="257"/>
  </office:meta>
</office:document-meta>
</file>